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1" svg:font-family="'Courier New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cm" table:align="left" fo:background-color="#ffffff">
        <style:background-image/>
      </style:table-properties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6.556cm"/>
    </style:style>
    <style:style style:name="Tabla1.C" style:family="table-column">
      <style:table-column-properties style:column-width="7.454cm"/>
    </style:style>
    <style:style style:name="Tabla1.A1" style:family="table-cell">
      <style:table-cell-properties style:vertical-align="middle" fo:background-color="#f5f5f5" fo:padding="0.049cm" fo:border="none">
        <style:background-image/>
      </style:table-cell-properties>
    </style:style>
    <style:style style:name="Tabla1.A2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="0.049cm" fo:border="none"/>
    </style:style>
    <style:style style:name="Tabla1.C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padding="0.049cm" fo:border="none"/>
    </style:style>
    <style:style style:name="Tabla1.B3" style:family="table-cell">
      <style:table-cell-properties style:vertical-align="middle" fo:padding="0.049cm" fo:border="none"/>
    </style:style>
    <style:style style:name="Tabla1.C3" style:family="table-cell">
      <style:table-cell-properties style:vertical-align="middle" fo:padding="0.049cm" fo:border="none"/>
    </style:style>
    <style:style style:name="Tabla1.A4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C4" style:family="table-cell">
      <style:table-cell-properties style:vertical-align="middle" fo:padding="0.049cm" fo:border="none"/>
    </style:style>
    <style:style style:name="Tabla1.A5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Tabla1.C5" style:family="table-cell">
      <style:table-cell-properties style:vertical-align="middle" fo:padding="0.049cm" fo:border="none"/>
    </style:style>
    <style:style style:name="Tabla1.A6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Tabla1.C6" style:family="table-cell">
      <style:table-cell-properties style:vertical-align="middle" fo:padding="0.049cm" fo:border="none"/>
    </style:style>
    <style:style style:name="Tabla1.A7" style:family="table-cell">
      <style:table-cell-properties style:vertical-align="middle" fo:padding="0.049cm" fo:border="none"/>
    </style:style>
    <style:style style:name="Tabla1.B7" style:family="table-cell">
      <style:table-cell-properties style:vertical-align="middle" fo:padding="0.049cm" fo:border="none"/>
    </style:style>
    <style:style style:name="Tabla1.C7" style:family="table-cell">
      <style:table-cell-properties style:vertical-align="middle" fo:padding="0.049cm" fo:border="none"/>
    </style:style>
    <style:style style:name="Tabla1.A8" style:family="table-cell">
      <style:table-cell-properties style:vertical-align="middle" fo:padding="0.049cm" fo:border="none"/>
    </style:style>
    <style:style style:name="Tabla1.B8" style:family="table-cell">
      <style:table-cell-properties style:vertical-align="middle" fo:padding="0.049cm" fo:border="none"/>
    </style:style>
    <style:style style:name="Tabla1.C8" style:family="table-cell">
      <style:table-cell-properties style:vertical-align="middle" fo:padding="0.049cm" fo:border="none"/>
    </style:style>
    <style:style style:name="Tabla1.A9" style:family="table-cell">
      <style:table-cell-properties style:vertical-align="middle" fo:padding="0.049cm" fo:border="none"/>
    </style:style>
    <style:style style:name="Tabla1.B9" style:family="table-cell">
      <style:table-cell-properties style:vertical-align="middle" fo:padding="0.049cm" fo:border="none"/>
    </style:style>
    <style:style style:name="Tabla1.C9" style:family="table-cell">
      <style:table-cell-properties style:vertical-align="middle" fo:padding="0.049cm" fo:border="none"/>
    </style:style>
    <style:style style:name="Tabla1.A10" style:family="table-cell">
      <style:table-cell-properties style:vertical-align="middle" fo:padding="0.049cm" fo:border="none"/>
    </style:style>
    <style:style style:name="Tabla1.B10" style:family="table-cell">
      <style:table-cell-properties style:vertical-align="middle" fo:padding="0.049cm" fo:border="none"/>
    </style:style>
    <style:style style:name="Tabla1.C10" style:family="table-cell">
      <style:table-cell-properties style:vertical-align="middle" fo:padding="0.049cm" fo:border="none"/>
    </style:style>
    <style:style style:name="Tabla1.A11" style:family="table-cell">
      <style:table-cell-properties style:vertical-align="middle" fo:padding="0.049cm" fo:border="none"/>
    </style:style>
    <style:style style:name="Tabla1.B11" style:family="table-cell">
      <style:table-cell-properties style:vertical-align="middle" fo:padding="0.049cm" fo:border="none"/>
    </style:style>
    <style:style style:name="Tabla1.C11" style:family="table-cell">
      <style:table-cell-properties style:vertical-align="middle" fo:padding="0.049cm" fo:border="none"/>
    </style:style>
    <style:style style:name="Tabla1.A12" style:family="table-cell">
      <style:table-cell-properties style:vertical-align="middle" fo:padding="0.049cm" fo:border="none"/>
    </style:style>
    <style:style style:name="Tabla1.B12" style:family="table-cell">
      <style:table-cell-properties style:vertical-align="middle" fo:padding="0.049cm" fo:border="none"/>
    </style:style>
    <style:style style:name="Tabla1.C12" style:family="table-cell">
      <style:table-cell-properties style:vertical-align="middle" fo:padding="0.049cm" fo:border="none"/>
    </style:style>
    <style:style style:name="Tabla1.A13" style:family="table-cell">
      <style:table-cell-properties style:vertical-align="middle" fo:padding="0.049cm" fo:border="none"/>
    </style:style>
    <style:style style:name="Tabla1.B13" style:family="table-cell">
      <style:table-cell-properties style:vertical-align="middle" fo:padding="0.049cm" fo:border="none"/>
    </style:style>
    <style:style style:name="Tabla1.C13" style:family="table-cell">
      <style:table-cell-properties style:vertical-align="middle" fo:padding="0.049cm" fo:border="none"/>
    </style:style>
    <style:style style:name="Tabla1.A14" style:family="table-cell">
      <style:table-cell-properties style:vertical-align="middle" fo:padding="0.049cm" fo:border="none"/>
    </style:style>
    <style:style style:name="Tabla1.B14" style:family="table-cell">
      <style:table-cell-properties style:vertical-align="middle" fo:padding="0.049cm" fo:border="none"/>
    </style:style>
    <style:style style:name="Tabla1.C14" style:family="table-cell">
      <style:table-cell-properties style:vertical-align="middle" fo:padding="0.049cm" fo:border="none"/>
    </style:style>
    <style:style style:name="Tabla1.A15" style:family="table-cell">
      <style:table-cell-properties style:vertical-align="middle" fo:padding="0.049cm" fo:border="none"/>
    </style:style>
    <style:style style:name="Tabla1.B15" style:family="table-cell">
      <style:table-cell-properties style:vertical-align="middle" fo:padding="0.049cm" fo:border="none"/>
    </style:style>
    <style:style style:name="Tabla1.C15" style:family="table-cell">
      <style:table-cell-properties style:vertical-align="middle" fo:padding="0.049cm" fo:border="none"/>
    </style:style>
    <style:style style:name="Tabla1.A16" style:family="table-cell">
      <style:table-cell-properties style:vertical-align="middle" fo:padding="0.049cm" fo:border="none"/>
    </style:style>
    <style:style style:name="Tabla1.B16" style:family="table-cell">
      <style:table-cell-properties style:vertical-align="middle" fo:padding="0.049cm" fo:border="none"/>
    </style:style>
    <style:style style:name="Tabla1.C16" style:family="table-cell">
      <style:table-cell-properties style:vertical-align="middle" fo:padding="0.049cm" fo:border="none"/>
    </style:style>
    <style:style style:name="Tabla1.A17" style:family="table-cell">
      <style:table-cell-properties style:vertical-align="middle" fo:padding="0.049cm" fo:border="none"/>
    </style:style>
    <style:style style:name="Tabla1.B17" style:family="table-cell">
      <style:table-cell-properties style:vertical-align="middle" fo:padding="0.049cm" fo:border="none"/>
    </style:style>
    <style:style style:name="Tabla1.C17" style:family="table-cell">
      <style:table-cell-properties style:vertical-align="middle" fo:padding="0.049cm" fo:border="none"/>
    </style:style>
    <style:style style:name="Tabla1.A18" style:family="table-cell">
      <style:table-cell-properties style:vertical-align="middle" fo:padding="0.049cm" fo:border="none"/>
    </style:style>
    <style:style style:name="Tabla1.B18" style:family="table-cell">
      <style:table-cell-properties style:vertical-align="middle" fo:padding="0.049cm" fo:border="none"/>
    </style:style>
    <style:style style:name="Tabla1.C18" style:family="table-cell">
      <style:table-cell-properties style:vertical-align="middle" fo:padding="0.049cm" fo:border="none"/>
    </style:style>
    <style:style style:name="Tabla1.A19" style:family="table-cell">
      <style:table-cell-properties style:vertical-align="middle" fo:padding="0.049cm" fo:border="none"/>
    </style:style>
    <style:style style:name="Tabla1.B19" style:family="table-cell">
      <style:table-cell-properties style:vertical-align="middle" fo:padding="0.049cm" fo:border="none"/>
    </style:style>
    <style:style style:name="Tabla1.C19" style:family="table-cell">
      <style:table-cell-properties style:vertical-align="middle" fo:padding="0.049cm" fo:border="none"/>
    </style:style>
    <style:style style:name="Tabla1.A20" style:family="table-cell">
      <style:table-cell-properties style:vertical-align="middle" fo:padding="0.049cm" fo:border="none"/>
    </style:style>
    <style:style style:name="Tabla1.B20" style:family="table-cell">
      <style:table-cell-properties style:vertical-align="middle" fo:padding="0.049cm" fo:border="none"/>
    </style:style>
    <style:style style:name="Tabla1.C20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40%" fo:padding="0.049cm" fo:border="0.06pt solid #f0f0f0"/>
    </style:style>
    <style:style style:name="P2" style:family="paragraph" style:parent-style-name="Table_20_Contents">
      <style:paragraph-properties fo:line-height="140%" fo:padding="0.049cm" fo:border="0.06pt solid #f0f0f0"/>
      <style:text-properties style:font-name="Times New Roman" fo:font-size="12pt" style:font-size-asian="12pt" style:font-size-complex="12pt"/>
    </style:style>
    <style:style style:name="P3" style:family="paragraph" style:parent-style-name="Table_20_Heading">
      <style:paragraph-properties fo:line-height="140%" fo:text-align="start" style:justify-single-word="false" fo:padding="0.049cm" fo:border="0.06pt solid #f0f0f0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line-height="140%" fo:padding="0cm" fo:border="none"/>
    </style:style>
    <style:style style:name="P5" style:family="paragraph" style:parent-style-name="Preformatted_20_Text">
      <loext:graphic-properties draw:fill="solid" draw:fill-color="#f5f5f5"/>
      <style:paragraph-properties fo:margin-left="0cm" fo:margin-right="0cm" fo:margin-top="0cm" fo:margin-bottom="0.224cm" loext:contextual-spacing="false" fo:line-height="142%" fo:text-align="start" style:justify-single-word="false" fo:orphans="2" fo:widows="2" fo:text-indent="0cm" style:auto-text-indent="false" fo:background-color="#f5f5f5" fo:padding="0.203cm" fo:border="0.06pt solid #cccccc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1423d" fo:letter-spacing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1423d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1423d" style:font-name="Times New Roman" fo:font-size="12pt" fo:letter-spacing="normal" fo:font-style="normal" fo:font-weight="normal" officeooo:paragraph-rsid="0020b434" style:font-size-asian="12pt" style:font-size-complex="12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1423d" style:font-name="Arial" fo:font-size="12pt" fo:letter-spacing="normal" fo:font-style="italic" fo:font-weight="normal" officeooo:paragraph-rsid="0020b434" style:font-size-asian="12pt" style:font-style-asian="italic" style:font-size-complex="12pt" style:font-style-complex="italic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1423d" style:font-name="Arial" fo:font-size="12pt" fo:letter-spacing="normal" fo:font-style="italic" fo:font-weight="normal" officeooo:paragraph-rsid="00257b92" style:font-size-asian="12pt" style:font-style-asian="italic" style:font-size-complex="12pt" style:font-style-complex="italic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P15" style:family="paragraph" style:parent-style-name="Table_20_Contents">
      <style:paragraph-properties fo:margin-left="0cm" fo:margin-right="0cm" fo:margin-top="0cm" fo:margin-bottom="0.064cm" loext:contextual-spacing="false" fo:text-align="justify" style:justify-single-word="false" fo:orphans="2" fo:widows="2" fo:text-indent="0cm" style:auto-text-indent="false"/>
      <style:text-properties fo:font-variant="normal" fo:text-transform="none" fo:color="#41423d" fo:letter-spacing="normal" officeooo:paragraph-rsid="0020b434"/>
    </style:style>
    <style:style style:name="P16" style:family="paragraph" style:parent-style-name="Table_20_Contents">
      <style:paragraph-properties fo:margin-left="0cm" fo:margin-right="0cm" fo:margin-top="0cm" fo:margin-bottom="0.064cm" loext:contextual-spacing="false" fo:text-align="justify" style:justify-single-word="false" fo:orphans="2" fo:widows="2" fo:text-indent="0cm" style:auto-text-indent="false"/>
      <style:text-properties fo:font-variant="normal" fo:text-transform="none" fo:color="#41423d" style:font-name="Arial" fo:font-size="12pt" fo:letter-spacing="normal" fo:font-style="italic" fo:font-weight="normal" officeooo:paragraph-rsid="0020b434" style:font-size-asian="12pt" style:font-style-asian="italic" style:font-size-complex="12pt" style:font-style-complex="italic"/>
    </style:style>
    <style:style style:name="P17" style:family="paragraph" style:parent-style-name="Table_20_Contents">
      <style:paragraph-properties fo:margin-left="0cm" fo:margin-right="0cm" fo:margin-top="0cm" fo:margin-bottom="0.064cm" loext:contextual-spacing="false" fo:text-align="justify" style:justify-single-word="false" fo:text-indent="0cm" style:auto-text-indent="false"/>
      <style:text-properties officeooo:paragraph-rsid="0020b434"/>
    </style:style>
    <style:style style:name="P1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1423d" style:font-name="Arial" fo:font-size="12pt" fo:letter-spacing="normal" fo:font-style="italic" fo:font-weight="normal" officeooo:paragraph-rsid="0020b434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Times New Roman" fo:font-size="12pt" style:font-size-asian="12pt" style:font-size-complex="12pt"/>
    </style:style>
    <style:style style:name="P2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officeooo:rsid="001d7929" officeooo:paragraph-rsid="001d7929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imes New Roman" fo:font-size="12pt" fo:font-weight="normal" officeooo:rsid="001d7929" officeooo:paragraph-rsid="001d7929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1ee318" officeooo:paragraph-rsid="001ee31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1fdf9f" officeooo:paragraph-rsid="001fdf9f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4pt" fo:font-weight="bold" officeooo:rsid="001d7929" officeooo:paragraph-rsid="001d7929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Times New Roman" fo:font-size="14pt" fo:font-weight="bold" officeooo:rsid="0028bc38" officeooo:paragraph-rsid="0028bc38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d7929" officeooo:paragraph-rsid="001d7929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20b434" officeooo:paragraph-rsid="0020b434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Times New Roman" fo:font-size="14pt" fo:font-weight="normal" officeooo:rsid="001fdf9f" officeooo:paragraph-rsid="001fdf9f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Arial" fo:font-style="italic" fo:font-weight="normal" officeooo:rsid="001ee318" officeooo:paragraph-rsid="001ee318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font-name="Arial" fo:font-size="12pt" fo:font-style="italic" fo:font-weight="normal" officeooo:rsid="001ee318" officeooo:paragraph-rsid="001ee318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style:font-name="Arial" fo:font-size="12pt" fo:font-style="italic" fo:font-weight="bold" officeooo:rsid="001d7929" officeooo:paragraph-rsid="001d7929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text-properties style:font-name="Arial" fo:font-size="12pt" fo:font-style="italic" fo:font-weight="bold" officeooo:rsid="001ee318" officeooo:paragraph-rsid="001ee318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text-properties style:use-window-font-color="true" style:font-name="Arial" fo:font-size="12pt" fo:font-style="italic" fo:font-weight="normal" officeooo:rsid="001fdf9f" officeooo:paragraph-rsid="001fdf9f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2.501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normal" officeooo:paragraph-rsid="00273ba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normal" officeooo:rsid="001b4af8" officeooo:paragraph-rsid="001b4af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normal" officeooo:rsid="0020023c" officeooo:paragraph-rsid="0020023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normal" officeooo:rsid="00273ba2" officeooo:paragraph-rsid="00273ba2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left="0.847cm" fo:margin-right="0cm" fo:margin-top="0cm" fo:margin-bottom="0.064cm" loext:contextual-spacing="false" fo:text-align="justify" style:justify-single-word="false" fo:orphans="2" fo:widows="2" fo:text-indent="0cm" style:auto-text-indent="false"/>
      <style:text-properties fo:font-variant="normal" fo:text-transform="none" fo:color="#41423d" fo:letter-spacing="normal" officeooo:paragraph-rsid="0020b434"/>
    </style:style>
    <style:style style:name="P47" style:family="paragraph" style:parent-style-name="Table_20_Contents">
      <style:paragraph-properties fo:margin-left="0.847cm" fo:margin-right="0cm" fo:margin-top="0cm" fo:margin-bottom="0.064cm" loext:contextual-spacing="false" fo:text-align="justify" style:justify-single-word="false" fo:orphans="2" fo:widows="2" fo:text-indent="0cm" style:auto-text-indent="false"/>
      <style:text-properties fo:font-variant="normal" fo:text-transform="none" fo:color="#41423d" style:font-name="Arial" fo:font-size="12pt" fo:letter-spacing="normal" fo:font-style="italic" fo:font-weight="normal" officeooo:paragraph-rsid="0020b434" style:font-size-asian="12pt" style:font-style-asian="italic" style:font-size-complex="12pt" style:font-style-complex="italic"/>
    </style:style>
    <style:style style:name="P48" style:family="paragraph" style:parent-style-name="Table_20_Contents">
      <style:paragraph-properties fo:margin-left="0.847cm" fo:margin-right="0cm" fo:margin-top="0cm" fo:margin-bottom="0.064cm" loext:contextual-spacing="false" fo:text-align="justify" style:justify-single-word="false" fo:text-indent="0cm" style:auto-text-indent="false"/>
      <style:text-properties style:font-name="Arial" fo:font-style="italic" officeooo:paragraph-rsid="0020b434" style:font-style-asian="italic" style:font-style-complex="italic"/>
    </style:style>
    <style:style style:name="P49" style:family="paragraph" style:parent-style-name="Text_20_body">
      <style:text-properties fo:font-variant="normal" fo:text-transform="none" fo:color="#41423d" style:font-name="Times New Roman" fo:font-size="12pt" fo:letter-spacing="normal" fo:font-style="normal" fo:font-weight="normal" officeooo:rsid="001fdf9f" officeooo:paragraph-rsid="001fdf9f" style:font-size-asian="12pt" style:font-weight-asian="normal" style:font-size-complex="12pt" style:font-weight-complex="normal"/>
    </style:style>
    <style:style style:name="P50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5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6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7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8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9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10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0" style:family="paragraph" style:parent-style-name="Text_20_body" style:list-style-name="L11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L12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2" style:family="paragraph" style:parent-style-name="Text_20_body" style:list-style-name="L13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14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4" style:family="paragraph" style:parent-style-name="Text_20_body" style:list-style-name="L15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5" style:family="paragraph" style:parent-style-name="Text_20_body" style:list-style-name="L16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6" style:family="paragraph" style:parent-style-name="Text_20_body" style:list-style-name="L17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7" style:family="paragraph" style:parent-style-name="Text_20_body" style:list-style-name="L18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8" style:family="paragraph" style:parent-style-name="Text_20_body" style:list-style-name="L19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0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1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2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3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4" style:family="paragraph" style:parent-style-name="Text_20_body" style:list-style-name="L6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5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6" style:family="paragraph" style:parent-style-name="Text_20_body" style:list-style-name="L8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7" style:family="paragraph" style:parent-style-name="Text_20_body" style:list-style-name="L9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8" style:family="paragraph" style:parent-style-name="Text_20_body" style:list-style-name="L10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9" style:family="paragraph" style:parent-style-name="Text_20_body" style:list-style-name="L1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0" style:family="paragraph" style:parent-style-name="Text_20_body" style:list-style-name="L12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1" style:family="paragraph" style:parent-style-name="Text_20_body" style:list-style-name="L14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2" style:family="paragraph" style:parent-style-name="Text_20_body" style:list-style-name="L15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3" style:family="paragraph" style:parent-style-name="Text_20_body" style:list-style-name="L16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4" style:family="paragraph" style:parent-style-name="Text_20_body" style:list-style-name="L17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18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6" style:family="paragraph" style:parent-style-name="Standard" style:list-style-name="L20">
      <style:text-properties style:font-name="Times New Roman" fo:font-size="12pt" fo:font-weight="normal" officeooo:rsid="001d7929" officeooo:paragraph-rsid="001d7929" style:font-size-asian="12pt" style:font-weight-asian="normal" style:font-size-complex="12pt" style:font-weight-complex="normal"/>
    </style:style>
    <style:style style:name="P87" style:family="paragraph" style:parent-style-name="Standard" style:list-style-name="L20">
      <style:text-properties style:font-name="Times New Roman" fo:font-size="12pt" fo:font-weight="normal" officeooo:rsid="001ee318" officeooo:paragraph-rsid="001ee318" style:font-size-asian="12pt" style:font-weight-asian="normal" style:font-size-complex="12pt" style:font-weight-complex="normal"/>
    </style:style>
    <style:style style:name="P88" style:family="paragraph" style:parent-style-name="Standard" style:list-style-name="L21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normal" officeooo:paragraph-rsid="00273ba2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font-weight="normal" officeooo:rsid="0020023c" officeooo:paragraph-rsid="0029f54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 fo:font-weight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bold" fo:background-color="#ffffff" loext:char-shading-value="0" loext:padding="0cm" loext:border="none"/>
    </style:style>
    <style:style style:name="T5" style:family="text">
      <style:text-properties fo:font-variant="normal" fo:text-transform="none" fo:letter-spacing="normal" officeooo:rsid="0028bc38" fo:background-color="#ffffff" loext:char-shading-value="0" loext:padding="0cm" loext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01a1b" style:font-name="Times New Roman" fo:font-size="12pt" fo:background-color="#f5f5f5" loext:char-shading-value="0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tyle="normal" style:font-style-asian="normal" style:font-style-complex="normal"/>
    </style:style>
    <style:style style:name="T11" style:family="text">
      <style:text-properties officeooo:rsid="001b4af8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officeooo:rsid="00235b9a"/>
    </style:style>
    <style:style style:name="T15" style:family="text">
      <style:text-properties style:font-name="Arial" fo:font-style="italic" style:font-style-asian="italic" style:font-style-complex="italic"/>
    </style:style>
    <style:style style:name="T16" style:family="text">
      <style:text-properties officeooo:rsid="0027abfd"/>
    </style:style>
    <style:style style:name="T17" style:family="text">
      <style:text-properties fo:letter-spacing="normal" fo:background-color="#ffffff" loext:char-shading-value="0" loext:padding="0cm" loext:border="none"/>
    </style:style>
    <style:style style:name="T18" style:family="text">
      <style:text-properties officeooo:rsid="0029f542"/>
    </style:style>
    <style:style style:name="T19" style:family="text">
      <style:text-properties officeooo:rsid="002a028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bjeto form:</text:p>
      <text:p text:style-name="P6">Propiedades:</text:p>
      <text:list xml:id="list6045955100769584413" text:style-name="L1">
        <text:list-item>
          <text:p text:style-name="P69">name</text:p>
        </text:list-item>
        <text:list-item>
          <text:p text:style-name="P69">action (puede ser una función javascript)</text:p>
        </text:list-item>
        <text:list-item>
          <text:p text:style-name="P69">method </text:p>
        </text:list-item>
        <text:list-item>
          <text:p text:style-name="P50">target</text:p>
        </text:list-item>
      </text:list>
      <text:p text:style-name="P6">Subpropiedades:</text:p>
      <text:list xml:id="list3320311359867240782" text:style-name="L2">
        <text:list-item>
          <text:p text:style-name="P70">index: array con todos los formularios de una página</text:p>
        </text:list-item>
        <text:list-item>
          <text:p text:style-name="P51">length: número de controles del formulario</text:p>
        </text:list-item>
      </text:list>
      <text:p text:style-name="P6">Métodos:</text:p>
      <text:list xml:id="list273651703630747581" text:style-name="L3">
        <text:list-item>
          <text:p text:style-name="P71">submit</text:p>
        </text:list-item>
        <text:list-item>
          <text:p text:style-name="P52">reset</text:p>
        </text:list-item>
      </text:list>
      <text:p text:style-name="P6">Eventos:</text:p>
      <text:list xml:id="list6601921449905415223" text:style-name="L4">
        <text:list-item>
          <text:p text:style-name="P72">onSubmit</text:p>
        </text:list-item>
        <text:list-item>
          <text:p text:style-name="P53">onReset</text:p>
        </text:list-item>
      </text:list>
      <text:p text:style-name="P6">Las comprobaciones previas al envío se pueden realizar en varios sitios:</text:p>
      <text:list xml:id="list5766689471049938730" text:style-name="L5">
        <text:list-item>
          <text:p text:style-name="P73">En la definición del formulario, añadiendo onSubmit="javascript:comprobar(this);". En este caso, el objeto this es el propio formulario.</text:p>
        </text:list-item>
        <text:list-item>
          <text:p text:style-name="P73">En cualquier botón, añadiendo onClick="javascript:comprobar();"</text:p>
        </text:list-item>
        <text:list-item>
          <text:p text:style-name="P54">En cualquier campo del formulario, añadiendo onChange="javascript:comprobar()";</text:p>
        </text:list-item>
      </text:list>
      <text:p text:style-name="P6">En cualquier evento, se pueden asociar varias acciones: "accion1(); accion2(); ..."</text:p>
      <text:p text:style-name="P7">Objetos text y password:</text:p>
      <text:p text:style-name="P6">Propiedades:</text:p>
      <text:list xml:id="list5625100160992135045" text:style-name="L6">
        <text:list-item>
          <text:p text:style-name="P74">name</text:p>
        </text:list-item>
        <text:list-item>
          <text:p text:style-name="P74">value</text:p>
        </text:list-item>
        <text:list-item>
          <text:p text:style-name="P74">disabled = true: no permite introducir datos. No se envía en el formulario.</text:p>
        </text:list-item>
        <text:list-item>
          <text:p text:style-name="P74">readonly: no permite introducir datos. Se envía.</text:p>
        </text:list-item>
        <text:list-item>
          <text:p text:style-name="P74">size: ancho</text:p>
        </text:list-item>
        <text:list-item>
          <text:p text:style-name="P74">length: cuenta los caracteres</text:p>
        </text:list-item>
        <text:list-item>
          <text:p text:style-name="P55">maxlength: número máximo de caracteres permitidos.</text:p>
        </text:list-item>
      </text:list>
      <text:p text:style-name="P6">Métodos:</text:p>
      <text:list xml:id="list3088465149648353296" text:style-name="L7">
        <text:list-item>
          <text:p text:style-name="P75">select: selecciona todo el texto.</text:p>
        </text:list-item>
        <text:list-item>
          <text:p text:style-name="P75">toUpperCase: Convierte a mayúsculas (value.toUpperCase)</text:p>
        </text:list-item>
        <text:list-item>
          <text:p text:style-name="P56">toLowerCase: Convierte a minúsculas (value.toLowerCase)</text:p>
        </text:list-item>
      </text:list>
      <text:p text:style-name="P6">Eventos:</text:p>
      <text:list xml:id="list3445444431864029936" text:style-name="L8">
        <text:list-item>
          <text:p text:style-name="P76">onFocus</text:p>
        </text:list-item>
        <text:list-item>
          <text:p text:style-name="P76">onBlur: cuando pierde el foco</text:p>
        </text:list-item>
        <text:list-item>
          <text:p text:style-name="P76">onSelect: cuando se selecciona el texto</text:p>
        </text:list-item>
        <text:list-item>
          <text:p text:style-name="P76">onKeyUp, onKeyDown, onKeyPress</text:p>
        </text:list-item>
        <text:list-item>
          <text:p text:style-name="P76">onClick</text:p>
        </text:list-item>
        <text:list-item>
          <text:p text:style-name="P76">onChange</text:p>
        </text:list-item>
        <text:list-item>
          <text:p text:style-name="P57">onMouseOver, onMouseOut</text:p>
        </text:list-item>
      </text:list>
      <text:p text:style-name="P7">Objetos textarea:</text:p>
      <text:p text:style-name="P6"><text:soft-page-break/>Propiedades:</text:p>
      <text:list xml:id="list222372471179069448" text:style-name="L9">
        <text:list-item>
          <text:p text:style-name="P77">las mismas que text</text:p>
        </text:list-item>
        <text:list-item>
          <text:p text:style-name="P77">cols: ancho</text:p>
        </text:list-item>
        <text:list-item>
          <text:p text:style-name="P58">rows: alto</text:p>
        </text:list-item>
      </text:list>
      <text:p text:style-name="P7">Objetos radio y checkbox:</text:p>
      <text:p text:style-name="P6">Propiedades:</text:p>
      <text:list xml:id="list7167772774260251007" text:style-name="L10">
        <text:list-item>
          <text:p text:style-name="P78">name</text:p>
        </text:list-item>
        <text:list-item>
          <text:p text:style-name="P78">value</text:p>
        </text:list-item>
        <text:list-item>
          <text:p text:style-name="P78">disabled</text:p>
        </text:list-item>
        <text:list-item>
          <text:p text:style-name="P78">checked (true o false)</text:p>
        </text:list-item>
        <text:list-item>
          <text:p text:style-name="P78">length: cantidad de radios</text:p>
        </text:list-item>
        <text:list-item>
          <text:p text:style-name="P59">index: array con los radios</text:p>
        </text:list-item>
      </text:list>
      <text:p text:style-name="P6">Eventos:</text:p>
      <text:list xml:id="list3544266551547706972" text:style-name="L11">
        <text:list-item>
          <text:p text:style-name="P79">onFocus</text:p>
        </text:list-item>
        <text:list-item>
          <text:p text:style-name="P79">onBlur</text:p>
        </text:list-item>
        <text:list-item>
          <text:p text:style-name="P79">onClick</text:p>
        </text:list-item>
        <text:list-item>
          <text:p text:style-name="P60">onChange</text:p>
        </text:list-item>
      </text:list>
      <text:p text:style-name="P6">Para referirnos a estos objetos, hay que comprobar si están checked, porque el value lo tienen siempre igual.</text:p>
      <text:p text:style-name="P7">Objetos select:</text:p>
      <text:p text:style-name="P6">Propiedades:</text:p>
      <text:list xml:id="list305689561719398771" text:style-name="L12">
        <text:list-item>
          <text:p text:style-name="P80">name</text:p>
        </text:list-item>
        <text:list-item>
          <text:p text:style-name="P80">size: filas que se muestran</text:p>
        </text:list-item>
        <text:list-item>
          <text:p text:style-name="P80">disabled</text:p>
        </text:list-item>
        <text:list-item>
          <text:p text:style-name="P61">multiple: admite varias selecciones</text:p>
        </text:list-item>
      </text:list>
      <text:p text:style-name="P6">Métodos:</text:p>
      <text:list xml:id="list7735285817320007848" text:style-name="L13">
        <text:list-item>
          <text:p text:style-name="P62">focus</text:p>
        </text:list-item>
      </text:list>
      <text:p text:style-name="P6">Eventos:</text:p>
      <text:list xml:id="list3405929952577348052" text:style-name="L14">
        <text:list-item>
          <text:p text:style-name="P81">onFocus</text:p>
        </text:list-item>
        <text:list-item>
          <text:p text:style-name="P81">onBlur</text:p>
        </text:list-item>
        <text:list-item>
          <text:p text:style-name="P63">onChange</text:p>
        </text:list-item>
      </text:list>
      <text:p text:style-name="P7">Sub objetos option (de un select):</text:p>
      <text:p text:style-name="P6">Propiedades:</text:p>
      <text:list xml:id="list839847438841001308" text:style-name="L15">
        <text:list-item>
          <text:p text:style-name="P82">value (invisible)</text:p>
        </text:list-item>
        <text:list-item>
          <text:p text:style-name="P82">text (el texto que se muestra)</text:p>
        </text:list-item>
        <text:list-item>
          <text:p text:style-name="P82">selected</text:p>
        </text:list-item>
        <text:list-item>
          <text:p text:style-name="P82">selectedIndex</text:p>
        </text:list-item>
        <text:list-item>
          <text:p text:style-name="P82">index: array con todos los option</text:p>
        </text:list-item>
        <text:list-item>
          <text:p text:style-name="P64">lengt: cantidad de options</text:p>
        </text:list-item>
      </text:list>
      <text:p text:style-name="P6">Constructor:</text:p>
      <text:list xml:id="list6980732882283371041" text:style-name="L16">
        <text:list-item>
          <text:p text:style-name="P83">variable = new Option("text","value","defaultSelected","selected");</text:p>
        </text:list-item>
        <text:list-item>
          <text:p text:style-name="P83">nombre_formulario.nombre_select.options[index] = variable;</text:p>
        </text:list-item>
        <text:list-item>
          <text:p text:style-name="P65"><text:soft-page-break/>nombre_formulario.nombre_select.options[index] = null; //borra esa option</text:p>
        </text:list-item>
      </text:list>
      <text:p text:style-name="P13"><text:span text:style-name="T1">Objeto file: </text:span><text:span text:style-name="T2">Elige un fichero de nuestro disco duro</text:span></text:p>
      <text:p text:style-name="P6">Propiedades:</text:p>
      <text:list xml:id="list6461476914608653353" text:style-name="L17">
        <text:list-item>
          <text:p text:style-name="P84">name</text:p>
        </text:list-item>
        <text:list-item>
          <text:p text:style-name="P84">size</text:p>
        </text:list-item>
        <text:list-item>
          <text:p text:style-name="P84">disabled</text:p>
        </text:list-item>
        <text:list-item>
          <text:p text:style-name="P84">maxlength (importante para limitar el tamaño del fichero)</text:p>
        </text:list-item>
        <text:list-item>
          <text:p text:style-name="P66">no admite value por motivos de seguridad</text:p>
        </text:list-item>
      </text:list>
      <text:p text:style-name="P6">Eventos:</text:p>
      <text:list xml:id="list1290993987490717496" text:style-name="L18">
        <text:list-item>
          <text:p text:style-name="P85">onFocus</text:p>
        </text:list-item>
        <text:list-item>
          <text:p text:style-name="P67">onBlur</text:p>
        </text:list-item>
      </text:list>
      <text:p text:style-name="P6">Importante:</text:p>
      <text:list xml:id="list1030003008603280358" text:style-name="L19">
        <text:list-item>
          <text:p text:style-name="P68">Para enviar un fichero, hay que añadir el atributo enctype="multipart/form-data" en la etiqueta &lt;form&gt;</text:p>
        </text:list-item>
      </text:list>
      <text:p text:style-name="P19"/>
      <text:p text:style-name="P19"/>
      <text:p text:style-name="P28">Eventos</text:p>
      <text:p text:style-name="P19"/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3">Evento</text:p>
            </table:table-cell>
            <table:table-cell table:style-name="Tabla1.A1" office:value-type="string">
              <text:p text:style-name="P3">Descripción</text:p>
            </table:table-cell>
            <table:table-cell table:style-name="Tabla1.A1" office:value-type="string">
              <text:p text:style-name="P3">Elementos para los que está definido</text:p>
            </table:table-cell>
          </table:table-row>
        </table:table-header-rows>
        <table:table-row>
          <table:table-cell table:style-name="Tabla1.A20" office:value-type="string">
            <text:p text:style-name="P4"><text:span text:style-name="Source_20_Text"><text:span text:style-name="T8">onblur</text:span></text:span></text:p>
          </table:table-cell>
          <table:table-cell table:style-name="Tabla1.B20" office:value-type="string">
            <text:p text:style-name="P2">Deseleccionar el elemento</text:p>
          </table:table-cell>
          <table:table-cell table:style-name="Tabla1.C20" office:value-type="string">
            <text:p text:style-name="P4"><text:span text:style-name="Source_20_Text"><text:span text:style-name="T8">&lt;button&gt;</text:span></text:span><text:span text:style-name="T9">, </text:span><text:span text:style-name="Source_20_Text"><text:span text:style-name="T8">&lt;input&gt;</text:span></text:span><text:span text:style-name="T9">, </text:span><text:span text:style-name="Source_20_Text"><text:span text:style-name="T8">&lt;label&gt;</text:span></text:span><text:span text:style-name="T9">, </text:span><text:span text:style-name="Source_20_Text"><text:span text:style-name="T8">&lt;select&gt;</text:span></text:span><text:span text:style-name="T9">, </text:span><text:span text:style-name="Source_20_Text"><text:span text:style-name="T8">&lt;textarea&gt;</text:span></text:span><text:span text:style-name="T9">, </text:span><text:span text:style-name="Source_20_Text"><text:span text:style-name="T8">&lt;body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change</text:span></text:span></text:p>
          </table:table-cell>
          <table:table-cell table:style-name="Tabla1.B20" office:value-type="string">
            <text:p text:style-name="P2">Deseleccionar un elemento que se ha modificado</text:p>
          </table:table-cell>
          <table:table-cell table:style-name="Tabla1.C20" office:value-type="string">
            <text:p text:style-name="P4"><text:span text:style-name="Source_20_Text"><text:span text:style-name="T8">&lt;input&gt;</text:span></text:span><text:span text:style-name="T9">, </text:span><text:span text:style-name="Source_20_Text"><text:span text:style-name="T8">&lt;select&gt;</text:span></text:span><text:span text:style-name="T9">, </text:span><text:span text:style-name="Source_20_Text"><text:span text:style-name="T8">&lt;textarea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click</text:span></text:span></text:p>
          </table:table-cell>
          <table:table-cell table:style-name="Tabla1.B20" office:value-type="string">
            <text:p text:style-name="P2">Pinchar y soltar el ratón</text:p>
          </table:table-cell>
          <table:table-cell table:style-name="Tabla1.C20" office:value-type="string">
            <text:p text:style-name="P2">Todos los elementos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dblclick</text:span></text:span></text:p>
          </table:table-cell>
          <table:table-cell table:style-name="Tabla1.B20" office:value-type="string">
            <text:p text:style-name="P2">Pinchar dos veces seguidas con el ratón</text:p>
          </table:table-cell>
          <table:table-cell table:style-name="Tabla1.C20" office:value-type="string">
            <text:p text:style-name="P2">Todos los elementos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focus</text:span></text:span></text:p>
          </table:table-cell>
          <table:table-cell table:style-name="Tabla1.B20" office:value-type="string">
            <text:p text:style-name="P2">Seleccionar un elemento</text:p>
          </table:table-cell>
          <table:table-cell table:style-name="Tabla1.C20" office:value-type="string">
            <text:p text:style-name="P4"><text:span text:style-name="Source_20_Text"><text:span text:style-name="T8">&lt;button&gt;</text:span></text:span><text:span text:style-name="T9">, </text:span><text:span text:style-name="Source_20_Text"><text:span text:style-name="T8">&lt;input&gt;</text:span></text:span><text:span text:style-name="T9">, </text:span><text:span text:style-name="Source_20_Text"><text:span text:style-name="T8">&lt;label&gt;</text:span></text:span><text:span text:style-name="T9">, </text:span><text:span text:style-name="Source_20_Text"><text:span text:style-name="T8">&lt;select&gt;</text:span></text:span><text:span text:style-name="T9">, </text:span><text:span text:style-name="Source_20_Text"><text:span text:style-name="T8">&lt;textarea&gt;</text:span></text:span><text:span text:style-name="T9">, </text:span><text:span text:style-name="Source_20_Text"><text:span text:style-name="T8">&lt;body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keydown</text:span></text:span></text:p>
          </table:table-cell>
          <table:table-cell table:style-name="Tabla1.B20" office:value-type="string">
            <text:p text:style-name="P2">Pulsar una tecla (sin soltar)</text:p>
          </table:table-cell>
          <table:table-cell table:style-name="Tabla1.C20" office:value-type="string">
            <text:p text:style-name="P4"><text:span text:style-name="T9">Elementos de formulario y </text:span><text:span text:style-name="Source_20_Text"><text:span text:style-name="T8">&lt;body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keypress</text:span></text:span></text:p>
          </table:table-cell>
          <table:table-cell table:style-name="Tabla1.B20" office:value-type="string">
            <text:p text:style-name="P2">Pulsar una tecla</text:p>
          </table:table-cell>
          <table:table-cell table:style-name="Tabla1.C20" office:value-type="string">
            <text:p text:style-name="P4"><text:span text:style-name="T9">Elementos de formulario y </text:span><text:span text:style-name="Source_20_Text"><text:span text:style-name="T8">&lt;body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keyup</text:span></text:span></text:p>
          </table:table-cell>
          <table:table-cell table:style-name="Tabla1.B20" office:value-type="string">
            <text:p text:style-name="P2">Soltar una tecla pulsada</text:p>
          </table:table-cell>
          <table:table-cell table:style-name="Tabla1.C20" office:value-type="string">
            <text:p text:style-name="P4"><text:span text:style-name="T9">Elementos de formulario y </text:span><text:span text:style-name="Source_20_Text"><text:span text:style-name="T8">&lt;body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load</text:span></text:span></text:p>
          </table:table-cell>
          <table:table-cell table:style-name="Tabla1.B20" office:value-type="string">
            <text:p text:style-name="P2">La página se ha cargado completamente</text:p>
          </table:table-cell>
          <table:table-cell table:style-name="Tabla1.C20" office:value-type="string">
            <text:p text:style-name="P4"><text:span text:style-name="Source_20_Text"><text:span text:style-name="T8">&lt;body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mousedown</text:span></text:span></text:p>
          </table:table-cell>
          <table:table-cell table:style-name="Tabla1.B20" office:value-type="string">
            <text:p text:style-name="P2">Pulsar (sin soltar) un botón del ratón</text:p>
          </table:table-cell>
          <table:table-cell table:style-name="Tabla1.C20" office:value-type="string">
            <text:p text:style-name="P2">Todos los elementos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mousemove</text:span></text:span></text:p>
          </table:table-cell>
          <table:table-cell table:style-name="Tabla1.B20" office:value-type="string">
            <text:p text:style-name="P2">Mover el ratón</text:p>
          </table:table-cell>
          <table:table-cell table:style-name="Tabla1.C20" office:value-type="string">
            <text:p text:style-name="P2">Todos los elementos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mouseout</text:span></text:span></text:p>
          </table:table-cell>
          <table:table-cell table:style-name="Tabla1.B20" office:value-type="string">
            <text:p text:style-name="P1"><text:span text:style-name="T9">El ratón </text:span><text:span text:style-name="Emphasis"><text:span text:style-name="T9">"sale"</text:span></text:span><text:span text:style-name="T9"> del elemento (pasa por encima de otro elemento)</text:span></text:p>
          </table:table-cell>
          <table:table-cell table:style-name="Tabla1.C20" office:value-type="string">
            <text:p text:style-name="P2">Todos los elementos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mouseover</text:span></text:span></text:p>
          </table:table-cell>
          <table:table-cell table:style-name="Tabla1.B20" office:value-type="string">
            <text:p text:style-name="P1"><text:span text:style-name="T9">El ratón </text:span><text:span text:style-name="Emphasis"><text:span text:style-name="T9">"entra"</text:span></text:span><text:span text:style-name="T9"> en el elemento (pasa por encima del elemento)</text:span></text:p>
          </table:table-cell>
          <table:table-cell table:style-name="Tabla1.C20" office:value-type="string">
            <text:p text:style-name="P2">Todos los elementos</text:p>
          </table:table-cell>
        </table:table-row>
        <text:soft-page-break/>
        <table:table-row>
          <table:table-cell table:style-name="Tabla1.A20" office:value-type="string">
            <text:p text:style-name="P4"><text:span text:style-name="Source_20_Text"><text:span text:style-name="T8">onmouseup</text:span></text:span></text:p>
          </table:table-cell>
          <table:table-cell table:style-name="Tabla1.B20" office:value-type="string">
            <text:p text:style-name="P2">Soltar el botón que estaba pulsado en el ratón</text:p>
          </table:table-cell>
          <table:table-cell table:style-name="Tabla1.C20" office:value-type="string">
            <text:p text:style-name="P2">Todos los elementos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reset</text:span></text:span></text:p>
          </table:table-cell>
          <table:table-cell table:style-name="Tabla1.B20" office:value-type="string">
            <text:p text:style-name="P2">Inicializar el formulario (borrar todos sus datos)</text:p>
          </table:table-cell>
          <table:table-cell table:style-name="Tabla1.C20" office:value-type="string">
            <text:p text:style-name="P4"><text:span text:style-name="Source_20_Text"><text:span text:style-name="T8">&lt;form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resize</text:span></text:span></text:p>
          </table:table-cell>
          <table:table-cell table:style-name="Tabla1.B20" office:value-type="string">
            <text:p text:style-name="P2">Se ha modificado el tamaño de la ventana del navegador</text:p>
          </table:table-cell>
          <table:table-cell table:style-name="Tabla1.C20" office:value-type="string">
            <text:p text:style-name="P4"><text:span text:style-name="Source_20_Text"><text:span text:style-name="T8">&lt;body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select</text:span></text:span></text:p>
          </table:table-cell>
          <table:table-cell table:style-name="Tabla1.B20" office:value-type="string">
            <text:p text:style-name="P2">Seleccionar un texto</text:p>
          </table:table-cell>
          <table:table-cell table:style-name="Tabla1.C20" office:value-type="string">
            <text:p text:style-name="P4"><text:span text:style-name="Source_20_Text"><text:span text:style-name="T8">&lt;input&gt;</text:span></text:span><text:span text:style-name="T9">, </text:span><text:span text:style-name="Source_20_Text"><text:span text:style-name="T8">&lt;textarea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submit</text:span></text:span></text:p>
          </table:table-cell>
          <table:table-cell table:style-name="Tabla1.B20" office:value-type="string">
            <text:p text:style-name="P2">Enviar el formulario</text:p>
          </table:table-cell>
          <table:table-cell table:style-name="Tabla1.C20" office:value-type="string">
            <text:p text:style-name="P4"><text:span text:style-name="Source_20_Text"><text:span text:style-name="T8">&lt;form&gt;</text:span></text:span></text:p>
          </table:table-cell>
        </table:table-row>
        <table:table-row>
          <table:table-cell table:style-name="Tabla1.A20" office:value-type="string">
            <text:p text:style-name="P4"><text:span text:style-name="Source_20_Text"><text:span text:style-name="T8">onunload</text:span></text:span></text:p>
          </table:table-cell>
          <table:table-cell table:style-name="Tabla1.B20" office:value-type="string">
            <text:p text:style-name="P2">Se abandona la página (por ejemplo al cerrar el navegador)</text:p>
          </table:table-cell>
          <table:table-cell table:style-name="Tabla1.C20" office:value-type="string">
            <text:p text:style-name="P4"><text:span text:style-name="Source_20_Text"><text:span text:style-name="T8">&lt;body&gt;</text:span></text:span></text:p>
          </table:table-cell>
        </table:table-row>
      </table:table>
      <text:p text:style-name="P19">&lt;form action=”URL” method=”post” name=”form1” onsubmit=”return validar()”&gt;</text:p>
      <text:p text:style-name="P19">...</text:p>
      <text:p text:style-name="P19">&lt;/form&gt;</text:p>
      <text:p text:style-name="P19"/>
      <text:p text:style-name="P19">El método es la forma por la que se envían los datos:</text:p>
      <text:p text:style-name="P19">post: los datos se envían ocultos, no encriptados.</text:p>
      <text:p text:style-name="P19">Get: los datos viajan directamente en la url. Máximo 500B. No permite el envío de ficheros adjuntos.</text:p>
      <text:p text:style-name="P19"/>
      <text:p text:style-name="P5">destino.html?var1=3&amp;var2=Hola%2C%20que%20tal</text:p>
      <text:p text:style-name="P19"/>
      <text:p text:style-name="P19"/>
      <text:p text:style-name="P19"/>
      <text:p text:style-name="P19">Para validar un campo obligatorio:</text:p>
      <text:p text:style-name="P19">&lt;script type =”text/javascript”&gt;</text:p>
      <text:p text:style-name="P19">function validar() {</text:p>
      <text:p text:style-name="P19">valor=document.getElementById(“campo”).value;</text:p>
      <text:p text:style-name="P19">if (<text:span text:style-name="T6">valor==null || valor.length==0</text:span>){</text:p>
      <text:p text:style-name="P19"><text:s text:c="2"/>alert(“El campo no puede ser vacío”); </text:p>
      <text:p text:style-name="P19"><text:s text:c="2"/>return false;</text:p>
      <text:p text:style-name="P19">}</text:p>
      <text:p text:style-name="P19">return true;</text:p>
      <text:p text:style-name="P19">&lt;/script&gt;</text:p>
      <text:p text:style-name="P19"/>
      <text:p text:style-name="P19">Para validar un campo numérico:</text:p>
      <text:p text:style-name="P19">if (<text:span text:style-name="T6">isNaN(valor)</text:span>) {</text:p>
      <text:p text:style-name="P19"/>
      <text:p text:style-name="P19">Para validar se usan también las <text:span text:style-name="T6">expresiones regulares </text:span><text:span text:style-name="T7">ya vistas</text:span><text:span text:style-name="T6">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><text:soft-page-break/>Apariencia de un formulario</text:p>
      <text:p text:style-name="P21"/>
      <text:p text:style-name="P22">Los formularios, por defecto, tienen unos estilos asignados (unos colores y unos bordes determinados). Para modificar el aspecto de un formulario, HTML utiliza estilos, CSS (Cascading Style Sheets).</text:p>
      <text:p text:style-name="P22">Ejemplo: cambiar el estilo a un botón.</text:p>
      <text:p text:style-name="P22"/>
      <text:p text:style-name="P34"><text:span text:style-name="T7">&lt;input </text:span>class=”azul”<text:span text:style-name="T7"> type=”button” value=”Botón Azul” /&gt;</text:span></text:p>
      <text:p text:style-name="P22"/>
      <text:p text:style-name="P22">El código CSS puede ser incluido:</text:p>
      <text:list xml:id="list3931113576481589782" text:style-name="L20">
        <text:list-item>
          <text:p text:style-name="P86">Directamente en el elemento (no recomendable).</text:p>
        </text:list-item>
        <text:list-item>
          <text:p text:style-name="P87">En un documento aparte, que contengan los estilos.</text:p>
        </text:list-item>
        <text:list-item>
          <text:p text:style-name="P87">En la etiqueta head.</text:p>
        </text:list-item>
      </text:list>
      <text:p text:style-name="P23"/>
      <text:p text:style-name="P33">&lt;html&gt;</text:p>
      <text:p text:style-name="P33"><text:s text:c="2"/>&lt;head&gt;</text:p>
      <text:p text:style-name="P33"><text:s text:c="4"/>&lt;title&gt;Formulario&lt;/title&gt;</text:p>
      <text:p text:style-name="P32"><text:span text:style-name="T12"><text:s text:c="4"/></text:span><text:span text:style-name="T13">&lt;style type=”text/css”&gt;</text:span></text:p>
      <text:p text:style-name="P35"><text:s text:c="6"/>.azul{</text:p>
      <text:p text:style-name="P35"><text:s text:c="8"/>color:red;</text:p>
      <text:p text:style-name="P35"><text:s text:c="8"/>border-bottom:4px solid blue;</text:p>
      <text:p text:style-name="P35"><text:s text:c="6"/>} <text:s/></text:p>
      <text:p text:style-name="P35"><text:s text:c="4"/>&lt;/style&gt;</text:p>
      <text:p text:style-name="P33"><text:s text:c="2"/>&lt;/head&gt;</text:p>
      <text:p text:style-name="P33"><text:s text:c="2"/>&lt;body&gt;</text:p>
      <text:p text:style-name="P33"/>
      <text:p text:style-name="P33"><text:s text:c="2"/>...</text:p>
      <text:p text:style-name="P33"/>
      <text:p text:style-name="P33"><text:s text:c="2"/>&lt;/body&gt; <text:s/></text:p>
      <text:p text:style-name="P33">&lt;/html&gt;</text:p>
      <text:p text:style-name="P20"/>
      <text:p text:style-name="P20"/>
      <text:p text:style-name="P31">La organización de los elementos de un formulario aplicando bloques:</text:p>
      <text:p text:style-name="P31"/>
      <text:p text:style-name="P31">&lt;fieldset&gt;</text:p>
      <text:p text:style-name="P31"><text:s text:c="2"/>&lt;legend&gt;Formulario&lt;/legend&gt;</text:p>
      <text:p text:style-name="P31"><text:s text:c="4"/>&lt;label for=”nombre”&gt;Nombre&lt;/label&gt;</text:p>
      <text:p text:style-name="P31"><text:s text:c="4"/>&lt;input type=”text” id=”nombre” /&gt;</text:p>
      <text:p text:style-name="P31">&lt;/fieldset&gt;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Acceso a los elementos de un formulario</text:p>
      <text:p text:style-name="P30"/>
      <text:p text:style-name="P49">Hay más forma de acceder a los elementos de un formulario, e incluso al formulario en sí.</text:p>
      <text:p text:style-name="P9"><text:soft-page-break/>Podemos acceder a formularios o a los elementos de un formulario con una sintaxis como:</text:p>
      <text:p text:style-name="P17"><text:tab/><text:span text:style-name="T15">var formulario1= document.forms['valorAtributoIdDelFormulario'];</text:span></text:p>
      <text:p text:style-name="P16"><text:tab/>var elemento1 = formulario1.elements['valorAtributoIdDelElemento']</text:p>
      <text:p text:style-name="P15"/>
      <text:p text:style-name="P10">Por ejemplo </text:p>
      <text:p text:style-name="P10"><text:tab/><text:span text:style-name="T15">var formulario1 = document.forms['form1']; </text:span></text:p>
      <text:p text:style-name="P10">nos permite acceder a un formulario cuyo atributo id es form1.</text:p>
      <text:p text:style-name="P10"/>
      <text:p text:style-name="P9">Igualmente podemos acceder a formularios o a los elementos de un formulario con una sintaxis como:</text:p>
      <text:p text:style-name="P9"/>
      <text:p text:style-name="P48">var formulario1 = document.forms['valorAtributoNameDelFormulario'];</text:p>
      <text:p text:style-name="P47">var elemento1 = formulario1.elements['valorAtributoNameDelElemento'];</text:p>
      <text:p text:style-name="P46"/>
      <text:p text:style-name="P10">Por ejemplo </text:p>
      <text:p text:style-name="P11"><text:tab/>var formulario1 = document.forms['formularioContacto']; </text:p>
      <text:p text:style-name="P10">nos permite acceder a un formulario cuyo atributo name es formularioContacto.</text:p>
      <text:p text:style-name="P10"/>
      <text:p text:style-name="P9">Finalmente, un elemento de un formulario tiene una propiedad que es una referencia al formulario en el cual está inserto. La sintaxis sería del tipo:</text:p>
      <text:p text:style-name="P18">var formulario1 = document.getElementById['valorIdDelCampo'].form;</text:p>
      <text:p text:style-name="P8"/>
      <text:p text:style-name="P10">Suponiendo que un formulario tiene un campo como: </text:p>
      <text:p text:style-name="P12">&lt;label&gt;Apellidos:&lt;input id="apellidosFormContacto" type="text" name="apellidos" /&gt;&lt;/label&gt;, </text:p>
      <text:p text:style-name="P12"><text:span text:style-name="T10">podemos acceder al formulario usando</text:span> document.getElementById('apellidosFormContacto').form</text:p>
      <text:p text:style-name="P25"/>
      <text:p text:style-name="P27">Elemento hidden</text:p>
      <text:p text:style-name="P27"/>
      <text:p text:style-name="P36"><text:span text:style-name="T3">&lt;input type="</text:span><text:span text:style-name="T4">hidden</text:span><text:span text:style-name="T3">" name="</text:span><text:span text:style-name="T17">usuario</text:span><text:span text:style-name="T3">" value="</text:span><text:span text:style-name="T5">Iratxe</text:span><text:span text:style-name="T3">"&gt;</text:span> </text:p>
      <text:p text:style-name="P37"/>
      <text:p text:style-name="P26">Actividad:</text:p>
      <text:p text:style-name="P20"/>
      <text:list xml:id="list3145084526219692881" text:style-name="L21">
        <text:list-item>
          <text:p text:style-name="P88">Cree un formulario el cual solicite los datos de alta de un nuevo alumno en el centro. Los datos solicitados serán:</text:p>
        </text:list-item>
      </text:list>
      <text:p text:style-name="P38">-Nombre y apellidos</text:p>
      <text:p text:style-name="P38">-Dni <text:span text:style-name="T11">(validar)</text:span></text:p>
      <text:p text:style-name="P38">-Correo electrónico (debe ser válido <text:span text:style-name="T11">y tiene que ser una cuenta de gmail</text:span>)</text:p>
      <text:p text:style-name="P39">-Una contraseña (de al menos 8 caracteres y que cuente al menos con un dígito). </text:p>
      <text:p text:style-name="P40">-Repetición de la contraseña (debe coincidir con la anterior, obviamente). </text:p>
      <text:p text:style-name="P38">-Titulación donde se matricula presentada como un desplegable.</text:p>
      <text:p text:style-name="P38">-Cursos, donde se incluirán cursos de 1º a <text:span text:style-name="T19">2</text:span>º.</text:p>
      <text:p text:style-name="P38">-Año académico <text:span text:style-name="T18">(validar con expresión regular 2016-2017)</text:span></text:p>
      <text:p text:style-name="P38">-<text:span text:style-name="T16">Una lista de 6 tipos de deportes, y que se pueda seleccionar sólo uno.</text:span></text:p>
      <text:p text:style-name="P38">-<text:span text:style-name="T16">Una lista de 8 comidas diferentes y que se puedan seleccionar más de una.Mínimo una.</text:span></text:p>
      <text:p text:style-name="P24"/>
      <text:p text:style-name="P42">Realice las siguientes validaciones antes de realizar el envío de los datos. </text:p>
      <text:p text:style-name="P90">Darle estilo al formulario, <text:span text:style-name="T14">organizando sus elementos en bloques.</text:span></text:p>
      <text:p text:style-name="P45">Devolver el foco al elemento en cuestión, si a la hora de validarlo no es correcto.</text:p>
      <text:p text:style-name="P42">Un botón de envío con el texto “Crear alumnado”. </text:p>
      <text:p text:style-name="P41">Un ciclo formativo solamente tiene 2 cursos académicos, no se admite un valor para el año académico mayor que el actual. (Usar expresiones regulares). </text:p>
      <text:p text:style-name="P43">Los resultados enviarlos a otra página <text:span text:style-name="T16">en forma de informe.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1" svg:font-family="'Courier New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03:22</meta:creation-date>
    <dc:date>2016-11-22T19:30:00.318000000</dc:date>
    <meta:editing-duration>PT3H6M32S</meta:editing-duration>
    <meta:editing-cycles>27</meta:editing-cycles>
    <meta:generator>LibreOffice/5.2.2.2$Windows_x86 LibreOffice_project/8f96e87c890bf8fa77463cd4b640a2312823f3ad</meta:generator>
    <meta:document-statistic meta:table-count="1" meta:image-count="0" meta:object-count="0" meta:page-count="7" meta:paragraph-count="244" meta:word-count="1150" meta:character-count="7903" meta:non-whitespace-character-count="6983"/>
  </office:meta>
</office:document-meta>
</file>